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833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ffffff"/>
      <style:text-properties fo:color="#ff3333"/>
    </style:style>
    <style:style style:name="ce2" style:family="table-cell" style:parent-style-name="Default">
      <style:table-cell-properties fo:background-color="#dddddd" fo:border="0.002cm solid 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002cm solid #dddddd"/>
    </style:style>
    <style:style style:name="ce4" style:family="table-cell" style:parent-style-name="Default">
      <style:table-cell-properties fo:border-bottom="0.088cm solid #6666ff" fo:background-color="#3399ff" fo:border-left="0.088cm solid #6666ff" fo:border-right="none" fo:border-top="0.088cm solid #666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 fo:border="0.002cm solid #99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6600" fo:border="0.088cm solid #6666ff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ackground-color="#ff9900"/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background-color="#ff9900" fo:border="0.002cm solid #ff9900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0.088cm solid #6666ff" fo:background-color="#3399ff" fo:border-left="none" fo:border-right="none" fo:border-top="0.088cm solid #6666ff"/>
      <style:text-properties fo:font-weight="bold" style:font-weight-asian="bold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="0.002cm solid #ffffff"/>
    </style:style>
    <style:style style:name="ce12" style:family="table-cell" style:parent-style-name="Default">
      <style:table-cell-properties fo:border-bottom="0.088cm solid #6666ff" fo:background-color="#ff6600" style:text-align-source="fix" style:repeat-content="false" fo:border-left="none" fo:border-right="0.088cm solid #6666ff" fo:border-top="0.088cm solid #6666ff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900" fo:border="0.002cm solid #ff99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3" table:number-columns-repeated="9" table:default-cell-style-name="Default"/>
        <table:table-row table:style-name="ro1">
          <table:table-cell table:style-name="ce1" office:value-type="string">
            <text:p>/proc/cpuinfo</text:p>
          </table:table-cell>
          <table:table-cell table:style-name="ce1" office:value-type="string">
            <text:p>AMD E1-1200 APU with Radeon(tm) HD Graphics 512 KB</text:p>
          </table:table-cell>
          <table:table-cell table:style-name="ce1" table:number-columns-repeated="3"/>
          <table:table-cell table:style-name="ce11"/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cache size: 512 KB</text:p>
          </table:table-cell>
          <table:table-cell table:style-name="ce1" table:number-columns-repeated="3"/>
          <table:table-cell table:style-name="ce11"/>
          <table:table-cell table:number-columns-repeated="7"/>
        </table:table-row>
        <table:table-row table:style-name="ro2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2" office:value-type="string">
            <text:p>POPCOUNT: <text:s text:c="22"/></text:p>
          </table:table-cell>
          <table:table-cell table:style-name="ce2" office:value-type="string">
            <text:p><text:span text:style-name="T1">gcc -m32 popcount.c -o popcount -O&lt;n&gt;</text:span></text:p>
          </table:table-cell>
          <table:table-cell table:style-name="ce3" table:number-columns-repeated="10"/>
          <table:table-cell/>
        </table:table-row>
        <table:table-row table:style-name="ro1">
          <table:table-cell table:style-name="ce3"/>
          <table:table-cell table:style-name="ce2" office:value-type="string">
            <text:p>for((i=0;i&lt;11;i++));do echo $i; ./popcount;done |pr -11 -l 20 -w 80</text:p>
          </table:table-cell>
          <table:table-cell table:style-name="ce3" table:number-columns-repeated="10"/>
          <table:table-cell/>
        </table:table-row>
        <table:table-row table:style-name="ro2">
          <table:table-cell table:style-name="ce3"/>
          <table:table-cell table:style-name="ce2" office:value-type="string">
            <text:p>ignorar medición, repetir columna si alguna medición se sale demasiado de la media</text:p>
          </table:table-cell>
          <table:table-cell table:style-name="ce3" table:number-columns-repeated="10"/>
          <table:table-cell/>
        </table:table-row>
        <table:table-row table:style-name="ro2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4" office:value-type="string">
            <text:p>Optimización -O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12" office:value-type="string">
            <text:p>media</text:p>
          </table:table-cell>
        </table:table-row>
        <table:table-row table:style-name="ro1">
          <table:table-cell office:value-type="string">
            <text:p>popcount1 (lenguaje C- <text:s text:c="10"/>for)</text:p>
          </table:table-cell>
          <table:table-cell office:value-type="float" office:value="9167">
            <text:p>9167</text:p>
          </table:table-cell>
          <table:table-cell office:value-type="float" office:value="9006">
            <text:p>9006</text:p>
          </table:table-cell>
          <table:table-cell office:value-type="float" office:value="8967">
            <text:p>8967</text:p>
          </table:table-cell>
          <table:table-cell table:style-name="ce5" office:value-type="float" office:value="9007">
            <text:p>9007</text:p>
          </table:table-cell>
          <table:table-cell table:style-name="ce5" office:value-type="float" office:value="9111">
            <text:p>9111</text:p>
          </table:table-cell>
          <table:table-cell table:style-name="ce5" office:value-type="float" office:value="8956">
            <text:p>8956</text:p>
          </table:table-cell>
          <table:table-cell table:style-name="ce5" office:value-type="float" office:value="8973">
            <text:p>8973</text:p>
          </table:table-cell>
          <table:table-cell table:style-name="ce5" office:value-type="float" office:value="9001">
            <text:p>9001</text:p>
          </table:table-cell>
          <table:table-cell table:style-name="ce5" office:value-type="float" office:value="8954">
            <text:p>8954</text:p>
          </table:table-cell>
          <table:table-cell table:style-name="ce5" office:value-type="float" office:value="8933">
            <text:p>8933</text:p>
          </table:table-cell>
          <table:table-cell table:style-name="ce5" office:value-type="float" office:value="8955">
            <text:p>8955</text:p>
          </table:table-cell>
          <table:table-cell table:style-name="ce13" table:formula="of:=AVERAGE([.C9];[.L9])" office:value-type="float" office:value="8980.5">
            <text:p>8980,5</text:p>
          </table:table-cell>
        </table:table-row>
        <table:table-row table:style-name="ro1">
          <table:table-cell office:value-type="string">
            <text:p>popcount2 (lenguaje C- <text:s text:c="7"/>while)</text:p>
          </table:table-cell>
          <table:table-cell office:value-type="float" office:value="8945">
            <text:p>8945</text:p>
          </table:table-cell>
          <table:table-cell office:value-type="float" office:value="8801">
            <text:p>8801</text:p>
          </table:table-cell>
          <table:table-cell office:value-type="float" office:value="8782">
            <text:p>8782</text:p>
          </table:table-cell>
          <table:table-cell table:style-name="ce5" office:value-type="float" office:value="8781">
            <text:p>8781</text:p>
          </table:table-cell>
          <table:table-cell table:style-name="ce5" office:value-type="float" office:value="8797">
            <text:p>8797</text:p>
          </table:table-cell>
          <table:table-cell table:style-name="ce5" office:value-type="float" office:value="8794">
            <text:p>8794</text:p>
          </table:table-cell>
          <table:table-cell table:style-name="ce5" office:value-type="float" office:value="8789">
            <text:p>8789</text:p>
          </table:table-cell>
          <table:table-cell table:style-name="ce5" office:value-type="float" office:value="8737">
            <text:p>8737</text:p>
          </table:table-cell>
          <table:table-cell table:style-name="ce5" office:value-type="float" office:value="8821">
            <text:p>8821</text:p>
          </table:table-cell>
          <table:table-cell table:style-name="ce5" office:value-type="float" office:value="8810">
            <text:p>8810</text:p>
          </table:table-cell>
          <table:table-cell table:style-name="ce5" office:value-type="float" office:value="8793">
            <text:p>8793</text:p>
          </table:table-cell>
          <table:table-cell table:style-name="ce13" table:formula="of:=AVERAGE([.C10];[.L10])" office:value-type="float" office:value="8797">
            <text:p>8797</text:p>
          </table:table-cell>
        </table:table-row>
        <table:table-row table:style-name="ro1">
          <table:table-cell office:value-type="string">
            <text:p>popcount3 (leng.ASM -cuerpo while)</text:p>
          </table:table-cell>
          <table:table-cell office:value-type="float" office:value="51188">
            <text:p>51188</text:p>
          </table:table-cell>
          <table:table-cell office:value-type="float" office:value="51029">
            <text:p>51029</text:p>
          </table:table-cell>
          <table:table-cell office:value-type="float" office:value="51022">
            <text:p>51022</text:p>
          </table:table-cell>
          <table:table-cell table:style-name="ce5" office:value-type="float" office:value="51123">
            <text:p>51123</text:p>
          </table:table-cell>
          <table:table-cell table:style-name="ce5" office:value-type="float" office:value="51015">
            <text:p>51015</text:p>
          </table:table-cell>
          <table:table-cell table:style-name="ce5" office:value-type="float" office:value="51150">
            <text:p>51150</text:p>
          </table:table-cell>
          <table:table-cell table:style-name="ce5" office:value-type="float" office:value="51179">
            <text:p>51179</text:p>
          </table:table-cell>
          <table:table-cell table:style-name="ce5" office:value-type="float" office:value="51078">
            <text:p>51078</text:p>
          </table:table-cell>
          <table:table-cell table:style-name="ce5" office:value-type="float" office:value="51093">
            <text:p>51093</text:p>
          </table:table-cell>
          <table:table-cell table:style-name="ce5" office:value-type="float" office:value="50944">
            <text:p>50944</text:p>
          </table:table-cell>
          <table:table-cell table:style-name="ce5" office:value-type="float" office:value="50936">
            <text:p>50936</text:p>
          </table:table-cell>
          <table:table-cell table:style-name="ce13" table:formula="of:=AVERAGE([.C11];[.L11])" office:value-type="float" office:value="50982.5">
            <text:p>50982,5</text:p>
          </table:table-cell>
        </table:table-row>
        <table:table-row table:style-name="ro1">
          <table:table-cell office:value-type="string">
            <text:p>popcount4 (I.CS:APP 3,49-group 8b)</text:p>
          </table:table-cell>
          <table:table-cell office:value-type="float" office:value="110685">
            <text:p>110685</text:p>
          </table:table-cell>
          <table:table-cell office:value-type="float" office:value="113053">
            <text:p>113053</text:p>
          </table:table-cell>
          <table:table-cell office:value-type="float" office:value="111301">
            <text:p>111301</text:p>
          </table:table-cell>
          <table:table-cell table:style-name="ce5" office:value-type="float" office:value="111445">
            <text:p>111445</text:p>
          </table:table-cell>
          <table:table-cell table:style-name="ce5" office:value-type="float" office:value="111462">
            <text:p>111462</text:p>
          </table:table-cell>
          <table:table-cell table:style-name="ce5" office:value-type="float" office:value="110006">
            <text:p>110006</text:p>
          </table:table-cell>
          <table:table-cell table:style-name="ce5" office:value-type="float" office:value="111568">
            <text:p>111568</text:p>
          </table:table-cell>
          <table:table-cell table:style-name="ce5" office:value-type="float" office:value="107772">
            <text:p>107772</text:p>
          </table:table-cell>
          <table:table-cell table:style-name="ce5" office:value-type="float" office:value="110911">
            <text:p>110911</text:p>
          </table:table-cell>
          <table:table-cell table:style-name="ce5" office:value-type="float" office:value="110039">
            <text:p>110039</text:p>
          </table:table-cell>
          <table:table-cell table:style-name="ce5" office:value-type="float" office:value="110747">
            <text:p>110747</text:p>
          </table:table-cell>
          <table:table-cell table:style-name="ce13" table:formula="of:=AVERAGE([.C12];[.L12])" office:value-type="float" office:value="111900">
            <text:p>111900</text:p>
          </table:table-cell>
        </table:table-row>
        <table:table-row table:style-name="ro1">
          <table:table-cell office:value-type="string">
            <text:p>popcount5 (asm SSE3 – pshufb 128b)</text:p>
          </table:table-cell>
          <table:table-cell office:value-type="float" office:value="7763">
            <text:p>7763</text:p>
          </table:table-cell>
          <table:table-cell office:value-type="float" office:value="7734">
            <text:p>7734</text:p>
          </table:table-cell>
          <table:table-cell office:value-type="float" office:value="7775">
            <text:p>7775</text:p>
          </table:table-cell>
          <table:table-cell table:style-name="ce5" office:value-type="float" office:value="7749">
            <text:p>7749</text:p>
          </table:table-cell>
          <table:table-cell table:style-name="ce5" office:value-type="float" office:value="7746">
            <text:p>7746</text:p>
          </table:table-cell>
          <table:table-cell table:style-name="ce5" office:value-type="float" office:value="7739">
            <text:p>7739</text:p>
          </table:table-cell>
          <table:table-cell table:style-name="ce5" office:value-type="float" office:value="7786">
            <text:p>7786</text:p>
          </table:table-cell>
          <table:table-cell table:style-name="ce5" office:value-type="float" office:value="7824">
            <text:p>7824</text:p>
          </table:table-cell>
          <table:table-cell table:style-name="ce5" office:value-type="float" office:value="7742">
            <text:p>7742</text:p>
          </table:table-cell>
          <table:table-cell table:style-name="ce5" office:value-type="float" office:value="7695">
            <text:p>7695</text:p>
          </table:table-cell>
          <table:table-cell table:style-name="ce5" office:value-type="float" office:value="7739">
            <text:p>7739</text:p>
          </table:table-cell>
          <table:table-cell table:style-name="ce13" table:formula="of:=AVERAGE([.C13];[.L13])" office:value-type="float" office:value="7736.5">
            <text:p>7736,5</text:p>
          </table:table-cell>
        </table:table-row>
        <table:table-row table:style-name="ro1">
          <table:table-cell office:value-type="string">
            <text:p>popcount6 (asm SSE4 – popcount 32b)</text:p>
          </table:table-cell>
          <table:table-cell office:value-type="float" office:value="22208">
            <text:p>22208</text:p>
          </table:table-cell>
          <table:table-cell office:value-type="float" office:value="22332">
            <text:p>22332</text:p>
          </table:table-cell>
          <table:table-cell office:value-type="float" office:value="21730">
            <text:p>21730</text:p>
          </table:table-cell>
          <table:table-cell table:style-name="ce5" office:value-type="float" office:value="21751">
            <text:p>21751</text:p>
          </table:table-cell>
          <table:table-cell table:style-name="ce5" office:value-type="float" office:value="22799">
            <text:p>22799</text:p>
          </table:table-cell>
          <table:table-cell table:style-name="ce5" office:value-type="float" office:value="22062">
            <text:p>22062</text:p>
          </table:table-cell>
          <table:table-cell table:style-name="ce5" office:value-type="float" office:value="22630">
            <text:p>22630</text:p>
          </table:table-cell>
          <table:table-cell table:style-name="ce5" office:value-type="float" office:value="22311">
            <text:p>22311</text:p>
          </table:table-cell>
          <table:table-cell table:style-name="ce5" office:value-type="float" office:value="22741">
            <text:p>22741</text:p>
          </table:table-cell>
          <table:table-cell table:style-name="ce5" office:value-type="float" office:value="21432">
            <text:p>21432</text:p>
          </table:table-cell>
          <table:table-cell table:style-name="ce5" office:value-type="float" office:value="21907">
            <text:p>21907</text:p>
          </table:table-cell>
          <table:table-cell table:style-name="ce13" table:formula="of:=AVERAGE([.C14];[.L14])" office:value-type="float" office:value="22119.5">
            <text:p>22119,5</text:p>
          </table:table-cell>
        </table:table-row>
        <table:table-row table:style-name="ro1">
          <table:table-cell office:value-type="string">
            <text:p>popcount7 (asm SSE4 – popcnt 2x32b)</text:p>
          </table:table-cell>
          <table:table-cell office:value-type="float" office:value="16679">
            <text:p>16679</text:p>
          </table:table-cell>
          <table:table-cell office:value-type="float" office:value="15896">
            <text:p>15896</text:p>
          </table:table-cell>
          <table:table-cell office:value-type="float" office:value="15570">
            <text:p>15570</text:p>
          </table:table-cell>
          <table:table-cell table:style-name="ce5" office:value-type="float" office:value="15532">
            <text:p>15532</text:p>
          </table:table-cell>
          <table:table-cell table:style-name="ce5" office:value-type="float" office:value="16663">
            <text:p>16663</text:p>
          </table:table-cell>
          <table:table-cell table:style-name="ce5" office:value-type="float" office:value="15615">
            <text:p>15615</text:p>
          </table:table-cell>
          <table:table-cell table:style-name="ce5" office:value-type="float" office:value="15694">
            <text:p>15694</text:p>
          </table:table-cell>
          <table:table-cell table:style-name="ce5" office:value-type="float" office:value="15570">
            <text:p>15570</text:p>
          </table:table-cell>
          <table:table-cell table:style-name="ce5" office:value-type="float" office:value="15744">
            <text:p>15744</text:p>
          </table:table-cell>
          <table:table-cell table:style-name="ce5" office:value-type="float" office:value="16431">
            <text:p>16431</text:p>
          </table:table-cell>
          <table:table-cell table:style-name="ce5" office:value-type="float" office:value="16092">
            <text:p>16092</text:p>
          </table:table-cell>
          <table:table-cell table:style-name="ce13" table:formula="of:=AVERAGE([.C15];[.L15])" office:value-type="float" office:value="15994">
            <text:p>15994</text:p>
          </table:table-cell>
        </table:table-row>
        <table:table-row table:style-name="ro2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4" office:value-type="string">
            <text:p>Optimización -O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12" office:value-type="string">
            <text:p>media</text:p>
          </table:table-cell>
        </table:table-row>
        <table:table-row table:style-name="ro1">
          <table:table-cell office:value-type="string">
            <text:p>popcount1 (lenguaje C- <text:s text:c="10"/>for)</text:p>
          </table:table-cell>
          <table:table-cell office:value-type="float" office:value="2770">
            <text:p>2770</text:p>
          </table:table-cell>
          <table:table-cell office:value-type="float" office:value="2591">
            <text:p>2591</text:p>
          </table:table-cell>
          <table:table-cell office:value-type="float" office:value="2473">
            <text:p>2473</text:p>
          </table:table-cell>
          <table:table-cell table:style-name="ce5" office:value-type="float" office:value="2593">
            <text:p>2593</text:p>
          </table:table-cell>
          <table:table-cell table:style-name="ce5" office:value-type="float" office:value="2406">
            <text:p>2406</text:p>
          </table:table-cell>
          <table:table-cell table:style-name="ce5" office:value-type="float" office:value="2579">
            <text:p>2579</text:p>
          </table:table-cell>
          <table:table-cell table:style-name="ce5" office:value-type="float" office:value="2531">
            <text:p>2531</text:p>
          </table:table-cell>
          <table:table-cell table:style-name="ce5" office:value-type="float" office:value="2530">
            <text:p>2530</text:p>
          </table:table-cell>
          <table:table-cell table:style-name="ce5" office:value-type="float" office:value="2500">
            <text:p>2500</text:p>
          </table:table-cell>
          <table:table-cell table:style-name="ce5" office:value-type="float" office:value="2449">
            <text:p>2449</text:p>
          </table:table-cell>
          <table:table-cell table:style-name="ce5" office:value-type="float" office:value="4043">
            <text:p>4043</text:p>
          </table:table-cell>
          <table:table-cell table:style-name="ce13" table:formula="of:=AVERAGE([.C18];[.L18])" office:value-type="float" office:value="3317">
            <text:p>3317</text:p>
          </table:table-cell>
        </table:table-row>
        <table:table-row table:style-name="ro1">
          <table:table-cell office:value-type="string">
            <text:p>popcount2 (lenguaje C- <text:s text:c="7"/>while)</text:p>
          </table:table-cell>
          <table:table-cell office:value-type="float" office:value="4058">
            <text:p>4058</text:p>
          </table:table-cell>
          <table:table-cell office:value-type="float" office:value="2550">
            <text:p>2550</text:p>
          </table:table-cell>
          <table:table-cell office:value-type="float" office:value="2730">
            <text:p>2730</text:p>
          </table:table-cell>
          <table:table-cell table:style-name="ce5" office:value-type="float" office:value="2746">
            <text:p>2746</text:p>
          </table:table-cell>
          <table:table-cell table:style-name="ce5" office:value-type="float" office:value="2758">
            <text:p>2758</text:p>
          </table:table-cell>
          <table:table-cell table:style-name="ce5" office:value-type="float" office:value="2741">
            <text:p>2741</text:p>
          </table:table-cell>
          <table:table-cell table:style-name="ce5" office:value-type="float" office:value="2657">
            <text:p>2657</text:p>
          </table:table-cell>
          <table:table-cell table:style-name="ce5" office:value-type="float" office:value="2745">
            <text:p>2745</text:p>
          </table:table-cell>
          <table:table-cell table:style-name="ce5" office:value-type="float" office:value="2634">
            <text:p>2634</text:p>
          </table:table-cell>
          <table:table-cell table:style-name="ce5" office:value-type="float" office:value="2768">
            <text:p>2768</text:p>
          </table:table-cell>
          <table:table-cell table:style-name="ce5" office:value-type="float" office:value="3455">
            <text:p>3455</text:p>
          </table:table-cell>
          <table:table-cell table:style-name="ce13" table:formula="of:=AVERAGE([.C19];[.L19])" office:value-type="float" office:value="3002.5">
            <text:p>3002,5</text:p>
          </table:table-cell>
        </table:table-row>
        <table:table-row table:style-name="ro1">
          <table:table-cell office:value-type="string">
            <text:p>popcount3 (leng.ASM -cuerpo while)</text:p>
          </table:table-cell>
          <table:table-cell office:value-type="float" office:value="31393">
            <text:p>31393</text:p>
          </table:table-cell>
          <table:table-cell office:value-type="float" office:value="31379">
            <text:p>31379</text:p>
          </table:table-cell>
          <table:table-cell office:value-type="float" office:value="31372">
            <text:p>31372</text:p>
          </table:table-cell>
          <table:table-cell table:style-name="ce5" office:value-type="float" office:value="31365">
            <text:p>31365</text:p>
          </table:table-cell>
          <table:table-cell table:style-name="ce5" office:value-type="float" office:value="31377">
            <text:p>31377</text:p>
          </table:table-cell>
          <table:table-cell table:style-name="ce5" office:value-type="float" office:value="31339">
            <text:p>31339</text:p>
          </table:table-cell>
          <table:table-cell table:style-name="ce5" office:value-type="float" office:value="31367">
            <text:p>31367</text:p>
          </table:table-cell>
          <table:table-cell table:style-name="ce5" office:value-type="float" office:value="31380">
            <text:p>31380</text:p>
          </table:table-cell>
          <table:table-cell table:style-name="ce5" office:value-type="float" office:value="31433">
            <text:p>31433</text:p>
          </table:table-cell>
          <table:table-cell table:style-name="ce5" office:value-type="float" office:value="31400">
            <text:p>31400</text:p>
          </table:table-cell>
          <table:table-cell table:style-name="ce5" office:value-type="float" office:value="31364">
            <text:p>31364</text:p>
          </table:table-cell>
          <table:table-cell table:style-name="ce13" table:formula="of:=AVERAGE([.C20];[.L20])" office:value-type="float" office:value="31371.5">
            <text:p>31371,5</text:p>
          </table:table-cell>
        </table:table-row>
        <table:table-row table:style-name="ro1">
          <table:table-cell office:value-type="string">
            <text:p>popcount4 (I.CS:APP 3,49-group 8b)</text:p>
          </table:table-cell>
          <table:table-cell office:value-type="float" office:value="23774">
            <text:p>23774</text:p>
          </table:table-cell>
          <table:table-cell office:value-type="float" office:value="23788">
            <text:p>23788</text:p>
          </table:table-cell>
          <table:table-cell office:value-type="float" office:value="23959">
            <text:p>23959</text:p>
          </table:table-cell>
          <table:table-cell table:style-name="ce5" office:value-type="float" office:value="23789">
            <text:p>23789</text:p>
          </table:table-cell>
          <table:table-cell table:style-name="ce5" office:value-type="float" office:value="23793">
            <text:p>23793</text:p>
          </table:table-cell>
          <table:table-cell table:style-name="ce5" office:value-type="float" office:value="23766">
            <text:p>23766</text:p>
          </table:table-cell>
          <table:table-cell table:style-name="ce5" office:value-type="float" office:value="23810">
            <text:p>23810</text:p>
          </table:table-cell>
          <table:table-cell table:style-name="ce5" office:value-type="float" office:value="23768">
            <text:p>23768</text:p>
          </table:table-cell>
          <table:table-cell table:style-name="ce5" office:value-type="float" office:value="23782">
            <text:p>23782</text:p>
          </table:table-cell>
          <table:table-cell table:style-name="ce5" office:value-type="float" office:value="23854">
            <text:p>23854</text:p>
          </table:table-cell>
          <table:table-cell table:style-name="ce5" office:value-type="float" office:value="23733">
            <text:p>23733</text:p>
          </table:table-cell>
          <table:table-cell table:style-name="ce13" table:formula="of:=AVERAGE([.C21];[.L21])" office:value-type="float" office:value="23760.5">
            <text:p>23760,5</text:p>
          </table:table-cell>
        </table:table-row>
        <table:table-row table:style-name="ro1">
          <table:table-cell office:value-type="string">
            <text:p>popcount5 (asm SSE3 – pshufb 128b)</text:p>
          </table:table-cell>
          <table:table-cell office:value-type="float" office:value="4649">
            <text:p>4649</text:p>
          </table:table-cell>
          <table:table-cell office:value-type="float" office:value="4499">
            <text:p>4499</text:p>
          </table:table-cell>
          <table:table-cell office:value-type="float" office:value="4495">
            <text:p>4495</text:p>
          </table:table-cell>
          <table:table-cell table:style-name="ce5" office:value-type="float" office:value="4460">
            <text:p>4460</text:p>
          </table:table-cell>
          <table:table-cell table:style-name="ce5" office:value-type="float" office:value="4430">
            <text:p>4430</text:p>
          </table:table-cell>
          <table:table-cell table:style-name="ce5" office:value-type="float" office:value="4469">
            <text:p>4469</text:p>
          </table:table-cell>
          <table:table-cell table:style-name="ce5" office:value-type="float" office:value="4535">
            <text:p>4535</text:p>
          </table:table-cell>
          <table:table-cell table:style-name="ce5" office:value-type="float" office:value="4466">
            <text:p>4466</text:p>
          </table:table-cell>
          <table:table-cell table:style-name="ce5" office:value-type="float" office:value="4439">
            <text:p>4439</text:p>
          </table:table-cell>
          <table:table-cell table:style-name="ce5" office:value-type="float" office:value="4434">
            <text:p>4434</text:p>
          </table:table-cell>
          <table:table-cell table:style-name="ce5" office:value-type="float" office:value="4437">
            <text:p>4437</text:p>
          </table:table-cell>
          <table:table-cell table:style-name="ce13" table:formula="of:=AVERAGE([.C22];[.L22])" office:value-type="float" office:value="4468">
            <text:p>4468</text:p>
          </table:table-cell>
        </table:table-row>
        <table:table-row table:style-name="ro1">
          <table:table-cell office:value-type="string">
            <text:p>popcount6 (asm SSE4 – popcount 32b)</text:p>
          </table:table-cell>
          <table:table-cell office:value-type="float" office:value="6335">
            <text:p>6335</text:p>
          </table:table-cell>
          <table:table-cell office:value-type="float" office:value="6312">
            <text:p>6312</text:p>
          </table:table-cell>
          <table:table-cell office:value-type="float" office:value="6340">
            <text:p>6340</text:p>
          </table:table-cell>
          <table:table-cell table:style-name="ce5" office:value-type="float" office:value="6304">
            <text:p>6304</text:p>
          </table:table-cell>
          <table:table-cell table:style-name="ce5" office:value-type="float" office:value="6368">
            <text:p>6368</text:p>
          </table:table-cell>
          <table:table-cell table:style-name="ce5" office:value-type="float" office:value="6311">
            <text:p>6311</text:p>
          </table:table-cell>
          <table:table-cell table:style-name="ce5" office:value-type="float" office:value="6316">
            <text:p>6316</text:p>
          </table:table-cell>
          <table:table-cell table:style-name="ce5" office:value-type="float" office:value="6274">
            <text:p>6274</text:p>
          </table:table-cell>
          <table:table-cell table:style-name="ce5" office:value-type="float" office:value="6375">
            <text:p>6375</text:p>
          </table:table-cell>
          <table:table-cell table:style-name="ce5" office:value-type="float" office:value="6341">
            <text:p>6341</text:p>
          </table:table-cell>
          <table:table-cell table:style-name="ce5" office:value-type="float" office:value="6270">
            <text:p>6270</text:p>
          </table:table-cell>
          <table:table-cell table:style-name="ce13" table:formula="of:=AVERAGE([.C23];[.L23])" office:value-type="float" office:value="6291">
            <text:p>6291</text:p>
          </table:table-cell>
        </table:table-row>
        <table:table-row table:style-name="ro1">
          <table:table-cell office:value-type="string">
            <text:p>popcount7 (asm SSE4 – popcnt 2x32b)</text:p>
          </table:table-cell>
          <table:table-cell office:value-type="float" office:value="5589">
            <text:p>5589</text:p>
          </table:table-cell>
          <table:table-cell office:value-type="float" office:value="5565">
            <text:p>5565</text:p>
          </table:table-cell>
          <table:table-cell office:value-type="float" office:value="5629">
            <text:p>5629</text:p>
          </table:table-cell>
          <table:table-cell table:style-name="ce5" office:value-type="float" office:value="5581">
            <text:p>5581</text:p>
          </table:table-cell>
          <table:table-cell table:style-name="ce5" office:value-type="float" office:value="5528">
            <text:p>5528</text:p>
          </table:table-cell>
          <table:table-cell table:style-name="ce5" office:value-type="float" office:value="5581">
            <text:p>5581</text:p>
          </table:table-cell>
          <table:table-cell table:style-name="ce5" office:value-type="float" office:value="5564">
            <text:p>5564</text:p>
          </table:table-cell>
          <table:table-cell table:style-name="ce5" office:value-type="float" office:value="5603">
            <text:p>5603</text:p>
          </table:table-cell>
          <table:table-cell table:style-name="ce5" office:value-type="float" office:value="5559">
            <text:p>5559</text:p>
          </table:table-cell>
          <table:table-cell table:style-name="ce5" office:value-type="float" office:value="5555">
            <text:p>5555</text:p>
          </table:table-cell>
          <table:table-cell table:style-name="ce5" office:value-type="float" office:value="5590">
            <text:p>5590</text:p>
          </table:table-cell>
          <table:table-cell table:style-name="ce13" table:formula="of:=AVERAGE([.C24];[.L24])" office:value-type="float" office:value="5577.5">
            <text:p>5577,5</text:p>
          </table:table-cell>
        </table:table-row>
        <table:table-row table:style-name="ro2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4" office:value-type="string">
            <text:p>Optimización -O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12" office:value-type="string">
            <text:p>media</text:p>
          </table:table-cell>
        </table:table-row>
        <table:table-row table:style-name="ro1">
          <table:table-cell office:value-type="string">
            <text:p>popcount1 (lenguaje C- <text:s text:c="10"/>for)</text:p>
          </table:table-cell>
          <table:table-cell office:value-type="float" office:value="2891">
            <text:p>2891</text:p>
          </table:table-cell>
          <table:table-cell office:value-type="float" office:value="2572">
            <text:p>2572</text:p>
          </table:table-cell>
          <table:table-cell office:value-type="float" office:value="2411">
            <text:p>2411</text:p>
          </table:table-cell>
          <table:table-cell table:style-name="ce5" office:value-type="float" office:value="2592">
            <text:p>2592</text:p>
          </table:table-cell>
          <table:table-cell table:style-name="ce5" office:value-type="float" office:value="2547">
            <text:p>2547</text:p>
          </table:table-cell>
          <table:table-cell table:style-name="ce5" office:value-type="float" office:value="2481">
            <text:p>2481</text:p>
          </table:table-cell>
          <table:table-cell table:style-name="ce5" office:value-type="float" office:value="2502">
            <text:p>2502</text:p>
          </table:table-cell>
          <table:table-cell table:style-name="ce5" office:value-type="float" office:value="2491">
            <text:p>2491</text:p>
          </table:table-cell>
          <table:table-cell table:style-name="ce5" office:value-type="float" office:value="2376">
            <text:p>2376</text:p>
          </table:table-cell>
          <table:table-cell table:style-name="ce5" office:value-type="float" office:value="3373">
            <text:p>3373</text:p>
          </table:table-cell>
          <table:table-cell table:style-name="ce5" office:value-type="float" office:value="2432">
            <text:p>2432</text:p>
          </table:table-cell>
          <table:table-cell table:style-name="ce13" table:formula="of:=AVERAGE([.C27];[.L27])" office:value-type="float" office:value="2502">
            <text:p>2502</text:p>
          </table:table-cell>
        </table:table-row>
        <table:table-row table:style-name="ro1">
          <table:table-cell office:value-type="string">
            <text:p>popcount2 (lenguaje C- <text:s text:c="7"/>while)</text:p>
          </table:table-cell>
          <table:table-cell office:value-type="float" office:value="2699">
            <text:p>2699</text:p>
          </table:table-cell>
          <table:table-cell office:value-type="float" office:value="2499">
            <text:p>2499</text:p>
          </table:table-cell>
          <table:table-cell office:value-type="float" office:value="2506">
            <text:p>2506</text:p>
          </table:table-cell>
          <table:table-cell table:style-name="ce5" office:value-type="float" office:value="2357">
            <text:p>2357</text:p>
          </table:table-cell>
          <table:table-cell table:style-name="ce5" office:value-type="float" office:value="2496">
            <text:p>2496</text:p>
          </table:table-cell>
          <table:table-cell table:style-name="ce5" office:value-type="float" office:value="2396">
            <text:p>2396</text:p>
          </table:table-cell>
          <table:table-cell table:style-name="ce5" office:value-type="float" office:value="2354">
            <text:p>2354</text:p>
          </table:table-cell>
          <table:table-cell table:style-name="ce5" office:value-type="float" office:value="2401">
            <text:p>2401</text:p>
          </table:table-cell>
          <table:table-cell table:style-name="ce5" office:value-type="float" office:value="2529">
            <text:p>2529</text:p>
          </table:table-cell>
          <table:table-cell table:style-name="ce5" office:value-type="float" office:value="2502">
            <text:p>2502</text:p>
          </table:table-cell>
          <table:table-cell table:style-name="ce5" office:value-type="float" office:value="2416">
            <text:p>2416</text:p>
          </table:table-cell>
          <table:table-cell table:style-name="ce13" table:formula="of:=AVERAGE([.C28];[.L28])" office:value-type="float" office:value="2457.5">
            <text:p>2457,5</text:p>
          </table:table-cell>
        </table:table-row>
        <table:table-row table:style-name="ro1">
          <table:table-cell office:value-type="string">
            <text:p>popcount3 (leng.ASM -cuerpo while)</text:p>
          </table:table-cell>
          <table:table-cell office:value-type="float" office:value="45758">
            <text:p>45758</text:p>
          </table:table-cell>
          <table:table-cell office:value-type="float" office:value="45745">
            <text:p>45745</text:p>
          </table:table-cell>
          <table:table-cell office:value-type="float" office:value="45600">
            <text:p>45600</text:p>
          </table:table-cell>
          <table:table-cell table:style-name="ce5" office:value-type="float" office:value="45521">
            <text:p>45521</text:p>
          </table:table-cell>
          <table:table-cell table:style-name="ce5" office:value-type="float" office:value="45625">
            <text:p>45625</text:p>
          </table:table-cell>
          <table:table-cell table:style-name="ce5" office:value-type="float" office:value="45502">
            <text:p>45502</text:p>
          </table:table-cell>
          <table:table-cell table:style-name="ce5" office:value-type="float" office:value="45628">
            <text:p>45628</text:p>
          </table:table-cell>
          <table:table-cell table:style-name="ce5" office:value-type="float" office:value="45302">
            <text:p>45302</text:p>
          </table:table-cell>
          <table:table-cell table:style-name="ce5" office:value-type="float" office:value="45536">
            <text:p>45536</text:p>
          </table:table-cell>
          <table:table-cell table:style-name="ce5" office:value-type="float" office:value="45383">
            <text:p>45383</text:p>
          </table:table-cell>
          <table:table-cell table:style-name="ce5" office:value-type="float" office:value="45476">
            <text:p>45476</text:p>
          </table:table-cell>
          <table:table-cell table:style-name="ce13" table:formula="of:=AVERAGE([.C29];[.L29])" office:value-type="float" office:value="45610.5">
            <text:p>45610,5</text:p>
          </table:table-cell>
        </table:table-row>
        <table:table-row table:style-name="ro1">
          <table:table-cell office:value-type="string">
            <text:p>popcount4 (I.CS:APP 3,49-group 8b)</text:p>
          </table:table-cell>
          <table:table-cell office:value-type="float" office:value="24562">
            <text:p>24562</text:p>
          </table:table-cell>
          <table:table-cell office:value-type="float" office:value="24791">
            <text:p>24791</text:p>
          </table:table-cell>
          <table:table-cell office:value-type="float" office:value="24598">
            <text:p>24598</text:p>
          </table:table-cell>
          <table:table-cell table:style-name="ce5" office:value-type="float" office:value="24611">
            <text:p>24611</text:p>
          </table:table-cell>
          <table:table-cell table:style-name="ce5" office:value-type="float" office:value="24547">
            <text:p>24547</text:p>
          </table:table-cell>
          <table:table-cell table:style-name="ce5" office:value-type="float" office:value="24534">
            <text:p>24534</text:p>
          </table:table-cell>
          <table:table-cell table:style-name="ce5" office:value-type="float" office:value="24549">
            <text:p>24549</text:p>
          </table:table-cell>
          <table:table-cell table:style-name="ce5" office:value-type="float" office:value="24539">
            <text:p>24539</text:p>
          </table:table-cell>
          <table:table-cell table:style-name="ce5" office:value-type="float" office:value="24560">
            <text:p>24560</text:p>
          </table:table-cell>
          <table:table-cell table:style-name="ce5" office:value-type="float" office:value="24530">
            <text:p>24530</text:p>
          </table:table-cell>
          <table:table-cell table:style-name="ce5" office:value-type="float" office:value="24553">
            <text:p>24553</text:p>
          </table:table-cell>
          <table:table-cell table:style-name="ce13" table:formula="of:=AVERAGE([.C30];[.L30])" office:value-type="float" office:value="24672">
            <text:p>24672</text:p>
          </table:table-cell>
        </table:table-row>
        <table:table-row table:style-name="ro1">
          <table:table-cell office:value-type="string">
            <text:p>popcount5 (asm SSE3 – pshufb 128b)</text:p>
          </table:table-cell>
          <table:table-cell office:value-type="float" office:value="4438">
            <text:p>4438</text:p>
          </table:table-cell>
          <table:table-cell office:value-type="float" office:value="4443">
            <text:p>4443</text:p>
          </table:table-cell>
          <table:table-cell office:value-type="float" office:value="4433">
            <text:p>4433</text:p>
          </table:table-cell>
          <table:table-cell table:style-name="ce5" office:value-type="float" office:value="4430">
            <text:p>4430</text:p>
          </table:table-cell>
          <table:table-cell table:style-name="ce5" office:value-type="float" office:value="4472">
            <text:p>4472</text:p>
          </table:table-cell>
          <table:table-cell table:style-name="ce5" office:value-type="float" office:value="4428">
            <text:p>4428</text:p>
          </table:table-cell>
          <table:table-cell table:style-name="ce5" office:value-type="float" office:value="4474">
            <text:p>4474</text:p>
          </table:table-cell>
          <table:table-cell table:style-name="ce5" office:value-type="float" office:value="4441">
            <text:p>4441</text:p>
          </table:table-cell>
          <table:table-cell table:style-name="ce5" office:value-type="float" office:value="4495">
            <text:p>4495</text:p>
          </table:table-cell>
          <table:table-cell table:style-name="ce5" office:value-type="float" office:value="4449">
            <text:p>4449</text:p>
          </table:table-cell>
          <table:table-cell table:style-name="ce5" office:value-type="float" office:value="4438">
            <text:p>4438</text:p>
          </table:table-cell>
          <table:table-cell table:style-name="ce13" table:formula="of:=AVERAGE([.C31];[.L31])" office:value-type="float" office:value="4440.5">
            <text:p>4440,5</text:p>
          </table:table-cell>
        </table:table-row>
        <table:table-row table:style-name="ro1">
          <table:table-cell office:value-type="string">
            <text:p>popcount6 (asm SSE4 – popcount 32b)</text:p>
          </table:table-cell>
          <table:table-cell office:value-type="float" office:value="6274">
            <text:p>6274</text:p>
          </table:table-cell>
          <table:table-cell office:value-type="float" office:value="6346">
            <text:p>6346</text:p>
          </table:table-cell>
          <table:table-cell office:value-type="float" office:value="6274">
            <text:p>6274</text:p>
          </table:table-cell>
          <table:table-cell table:style-name="ce5" office:value-type="float" office:value="6364">
            <text:p>6364</text:p>
          </table:table-cell>
          <table:table-cell table:style-name="ce5" office:value-type="float" office:value="6325">
            <text:p>6325</text:p>
          </table:table-cell>
          <table:table-cell table:style-name="ce5" office:value-type="float" office:value="6356">
            <text:p>6356</text:p>
          </table:table-cell>
          <table:table-cell table:style-name="ce5" office:value-type="float" office:value="6329">
            <text:p>6329</text:p>
          </table:table-cell>
          <table:table-cell table:style-name="ce5" office:value-type="float" office:value="6360">
            <text:p>6360</text:p>
          </table:table-cell>
          <table:table-cell table:style-name="ce5" office:value-type="float" office:value="6285">
            <text:p>6285</text:p>
          </table:table-cell>
          <table:table-cell table:style-name="ce5" office:value-type="float" office:value="6347">
            <text:p>6347</text:p>
          </table:table-cell>
          <table:table-cell table:style-name="ce5" office:value-type="float" office:value="6378">
            <text:p>6378</text:p>
          </table:table-cell>
          <table:table-cell table:style-name="ce13" table:formula="of:=AVERAGE([.C32];[.L32])" office:value-type="float" office:value="6362">
            <text:p>6362</text:p>
          </table:table-cell>
        </table:table-row>
        <table:table-row table:style-name="ro1">
          <table:table-cell office:value-type="string">
            <text:p>popcount7 (asm SSE4 – popcnt 2x32b)</text:p>
          </table:table-cell>
          <table:table-cell office:value-type="float" office:value="5619">
            <text:p>5619</text:p>
          </table:table-cell>
          <table:table-cell office:value-type="float" office:value="5552">
            <text:p>5552</text:p>
          </table:table-cell>
          <table:table-cell office:value-type="float" office:value="5637">
            <text:p>5637</text:p>
          </table:table-cell>
          <table:table-cell table:style-name="ce5" office:value-type="float" office:value="5530">
            <text:p>5530</text:p>
            <draw:frame table:end-cell-address="Hoja1.J48" table:end-x="1.975cm" table:end-y="0.044cm" draw:z-index="0" draw:style-name="gr1" draw:text-style-name="P1" svg:width="13.135cm" svg:height="6.352cm" svg:x="0.131cm" svg:y="0.09cm">
              <draw:object draw:notify-on-update-of-ranges="Hoja1.A35:Hoja1.A35 Hoja1.B35:Hoja1.D35 Hoja1.A42:Hoja1.A42 Hoja1.B42:Hoja1.D42 Hoja1.A41:Hoja1.A41 Hoja1.B41:Hoja1.D41 Hoja1.A40:Hoja1.A40 Hoja1.B40:Hoja1.D40 Hoja1.A39:Hoja1.A39 Hoja1.B39:Hoja1.D39 Hoja1.A38:Hoja1.A38 Hoja1.B38:Hoja1.D38 Hoja1.A37:Hoja1.A37 Hoja1.B37:Hoja1.D37 Hoja1.A36:Hoja1.A36 Hoja1.B36:Hoja1.D3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5" office:value-type="float" office:value="5564">
            <text:p>5564</text:p>
          </table:table-cell>
          <table:table-cell table:style-name="ce5" office:value-type="float" office:value="5585">
            <text:p>5585</text:p>
          </table:table-cell>
          <table:table-cell table:style-name="ce5" office:value-type="float" office:value="5561">
            <text:p>5561</text:p>
          </table:table-cell>
          <table:table-cell table:style-name="ce5" office:value-type="float" office:value="5531">
            <text:p>5531</text:p>
            <draw:frame table:end-cell-address="Hoja1.N47" table:end-x="0.352cm" table:end-y="0.256cm" draw:z-index="1" draw:style-name="gr1" draw:text-style-name="P1" svg:width="10.271cm" svg:height="6.219cm" svg:x="1.371cm" svg:y="0.01cm">
              <draw:object draw:notify-on-update-of-ranges="Hoja1.A35:Hoja1.A35 Hoja1.B35:Hoja1.D35 Hoja1.A42:Hoja1.A42 Hoja1.B42:Hoja1.D42 Hoja1.A41:Hoja1.A41 Hoja1.B41:Hoja1.D41 Hoja1.A40:Hoja1.A40 Hoja1.B40:Hoja1.D40 Hoja1.A39:Hoja1.A39 Hoja1.B39:Hoja1.D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5" office:value-type="float" office:value="5579">
            <text:p>5579</text:p>
          </table:table-cell>
          <table:table-cell table:style-name="ce5" office:value-type="float" office:value="5527">
            <text:p>5527</text:p>
          </table:table-cell>
          <table:table-cell table:style-name="ce5" office:value-type="float" office:value="5537">
            <text:p>5537</text:p>
          </table:table-cell>
          <table:table-cell table:style-name="ce13" table:formula="of:=AVERAGE([.C33];[.L33])" office:value-type="float" office:value="5544.5">
            <text:p>5544,5</text:p>
          </table:table-cell>
        </table:table-row>
        <table:table-row table:style-name="ro2"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6" office:value-type="string">
            <text:p>POPCOUNT </text:p>
          </table:table-cell>
          <table:table-cell table:style-name="ce6" office:value-type="string">
            <text:p>O0</text:p>
          </table:table-cell>
          <table:table-cell table:style-name="ce6" office:value-type="string">
            <text:p>O1</text:p>
          </table:table-cell>
          <table:table-cell table:style-name="ce6" office:value-type="string">
            <text:p>O2</text:p>
          </table:table-cell>
          <table:table-cell table:number-columns-repeated="9"/>
        </table:table-row>
        <table:table-row table:style-name="ro2">
          <table:table-cell table:style-name="ce7" office:value-type="string">
            <text:p>popcount1 </text:p>
          </table:table-cell>
          <table:table-cell table:style-name="ce7" table:formula="of:=[.M9]" office:value-type="float" office:value="8980.5">
            <text:p>8980,5</text:p>
          </table:table-cell>
          <table:table-cell table:style-name="ce7" table:formula="of:=[.M18]" office:value-type="float" office:value="3317">
            <text:p>3317</text:p>
          </table:table-cell>
          <table:table-cell table:style-name="ce7" table:formula="of:=[.M27]" office:value-type="float" office:value="2502">
            <text:p>2502</text:p>
          </table:table-cell>
          <table:table-cell table:number-columns-repeated="9"/>
        </table:table-row>
        <table:table-row table:style-name="ro2">
          <table:table-cell table:style-name="ce8" office:value-type="string">
            <text:p>popcount2</text:p>
          </table:table-cell>
          <table:table-cell table:style-name="ce8" table:formula="of:=[.M10]" office:value-type="float" office:value="8797">
            <text:p>8797</text:p>
          </table:table-cell>
          <table:table-cell table:style-name="ce8" table:formula="of:=[.M19]" office:value-type="float" office:value="3002.5">
            <text:p>3002,5</text:p>
          </table:table-cell>
          <table:table-cell table:style-name="ce8" table:formula="of:=[.M28]" office:value-type="float" office:value="2457.5">
            <text:p>2457,5</text:p>
          </table:table-cell>
          <table:table-cell table:number-columns-repeated="9"/>
        </table:table-row>
        <table:table-row table:style-name="ro2">
          <table:table-cell table:style-name="ce8" office:value-type="string">
            <text:p>popcount3</text:p>
          </table:table-cell>
          <table:table-cell table:style-name="ce8" table:formula="of:=[.M11]" office:value-type="float" office:value="50982.5">
            <text:p>50982,5</text:p>
          </table:table-cell>
          <table:table-cell table:style-name="ce8" table:formula="of:=[.M20]" office:value-type="float" office:value="31371.5">
            <text:p>31371,5</text:p>
          </table:table-cell>
          <table:table-cell table:style-name="ce8" table:formula="of:=[.M29]" office:value-type="float" office:value="45610.5">
            <text:p>45610,5</text:p>
          </table:table-cell>
          <table:table-cell table:number-columns-repeated="9"/>
        </table:table-row>
        <table:table-row table:style-name="ro2">
          <table:table-cell table:style-name="ce8" office:value-type="string">
            <text:p>popcount4</text:p>
          </table:table-cell>
          <table:table-cell table:style-name="ce8" table:formula="of:=[.M12]" office:value-type="float" office:value="111900">
            <text:p>111900</text:p>
          </table:table-cell>
          <table:table-cell table:style-name="ce8" table:formula="of:=[.M21]" office:value-type="float" office:value="23760.5">
            <text:p>23760,5</text:p>
          </table:table-cell>
          <table:table-cell table:style-name="ce8" table:formula="of:=[.M30]" office:value-type="float" office:value="24672">
            <text:p>24672</text:p>
          </table:table-cell>
          <table:table-cell table:number-columns-repeated="9"/>
        </table:table-row>
        <table:table-row table:style-name="ro2">
          <table:table-cell table:style-name="ce8" office:value-type="string">
            <text:p>popcount5</text:p>
          </table:table-cell>
          <table:table-cell table:style-name="ce8" table:formula="of:=[.M13]" office:value-type="float" office:value="7736.5">
            <text:p>7736,5</text:p>
          </table:table-cell>
          <table:table-cell table:style-name="ce8" table:formula="of:=[.M22]" office:value-type="float" office:value="4468">
            <text:p>4468</text:p>
          </table:table-cell>
          <table:table-cell table:style-name="ce8" table:formula="of:=[.M31]" office:value-type="float" office:value="4440.5">
            <text:p>4440,5</text:p>
          </table:table-cell>
          <table:table-cell table:number-columns-repeated="9"/>
        </table:table-row>
        <table:table-row table:style-name="ro2">
          <table:table-cell table:style-name="ce8" office:value-type="string">
            <text:p>popcount6</text:p>
          </table:table-cell>
          <table:table-cell table:style-name="ce8" table:formula="of:=[.M14]" office:value-type="float" office:value="22119.5">
            <text:p>22119,5</text:p>
          </table:table-cell>
          <table:table-cell table:style-name="ce8" table:formula="of:=[.M23]" office:value-type="float" office:value="6291">
            <text:p>6291</text:p>
          </table:table-cell>
          <table:table-cell table:style-name="ce8" table:formula="of:=[.M32]" office:value-type="float" office:value="6362">
            <text:p>6362</text:p>
          </table:table-cell>
          <table:table-cell table:number-columns-repeated="9"/>
        </table:table-row>
        <table:table-row table:style-name="ro2">
          <table:table-cell table:style-name="ce8" office:value-type="string">
            <text:p>popcount7</text:p>
          </table:table-cell>
          <table:table-cell table:style-name="ce8" table:formula="of:=[.M15]" office:value-type="float" office:value="15994">
            <text:p>15994</text:p>
          </table:table-cell>
          <table:table-cell table:style-name="ce8" table:formula="of:=[.M24]" office:value-type="float" office:value="5577.5">
            <text:p>5577,5</text:p>
          </table:table-cell>
          <table:table-cell table:style-name="ce8" table:formula="of:=[.M33]" office:value-type="float" office:value="5544.5">
            <text:p>5544,5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style-name="ce10"/>
          <table:table-cell table:style-name="Default"/>
          <table:table-cell table:number-columns-repeated="9"/>
        </table:table-row>
        <table:table-row table:style-name="ro2" table:number-rows-repeated="8">
          <table:table-cell table:style-name="Default" table:number-columns-repeated="4"/>
          <table:table-cell table:number-columns-repeated="9"/>
        </table:table-row>
        <table:table-row table:style-name="ro2">
          <table:table-cell table:style-name="Default" table:number-columns-repeated="4"/>
          <table:table-cell table:number-columns-repeated="4"/>
          <table:table-cell table:style-name="ce10"/>
          <table:table-cell table:number-columns-repeated="4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17/11/2015</text:date>, <text:time>23:28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garcia</meta:initial-creator>
    <meta:creation-date>2015-11-17T19:24:53</meta:creation-date>
    <dc:date>2015-11-17T23:28:17</dc:date>
    <dc:creator>jesus garcia</dc:creator>
    <meta:editing-duration>PT40M54S</meta:editing-duration>
    <meta:editing-cycles>4</meta:editing-cycles>
    <meta:generator>OpenOffice/4.1.1$Unix OpenOffice.org_project/411m6$Build-9775</meta:generator>
    <meta:document-statistic meta:table-count="3" meta:cell-count="3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136cm" svg:height="6.353cm" xlink:href=".." xlink:type="simple" chart:class="chart:bar" chart:row-mapping="6 5 4 3 2 1 0" chart:style-name="ch1">
        <chart:legend chart:legend-position="end" svg:x="10.688cm" svg:y="1.383cm" style:legend-expansion="high" chart:style-name="ch2"/>
        <chart:plot-area chart:style-name="ch3" table:cell-range-address="Hoja1.A35:Hoja1.D42" chart:data-source-has-labels="both" svg:x="0.683cm" svg:y="0.602cm" svg:width="9.448cm" svg:height="5.11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46cm" svg:y="0.553cm" svg:width="6.523cm" svg:height="4.56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5:Hoja1.D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B42:Hoja1.D42" chart:label-cell-address="Hoja1.A42:Hoja1.A42" chart:class="chart:bar">
            <chart:data-point chart:repeated="3"/>
          </chart:series>
          <chart:series chart:style-name="ch8" chart:values-cell-range-address="Hoja1.B41:Hoja1.D41" chart:label-cell-address="Hoja1.A41:Hoja1.A41" chart:class="chart:bar">
            <chart:data-point chart:repeated="3"/>
          </chart:series>
          <chart:series chart:style-name="ch9" chart:values-cell-range-address="Hoja1.B40:Hoja1.D40" chart:label-cell-address="Hoja1.A40:Hoja1.A40" chart:class="chart:bar">
            <chart:data-point chart:repeated="3"/>
          </chart:series>
          <chart:series chart:style-name="ch10" chart:values-cell-range-address="Hoja1.B39:Hoja1.D39" chart:label-cell-address="Hoja1.A39:Hoja1.A39" chart:class="chart:bar">
            <chart:data-point chart:repeated="3"/>
          </chart:series>
          <chart:series chart:style-name="ch11" chart:values-cell-range-address="Hoja1.B38:Hoja1.D38" chart:label-cell-address="Hoja1.A38:Hoja1.A38" chart:class="chart:bar">
            <chart:data-point chart:repeated="3"/>
          </chart:series>
          <chart:series chart:style-name="ch12" chart:values-cell-range-address="Hoja1.B37:Hoja1.D37" chart:label-cell-address="Hoja1.A37:Hoja1.A37" chart:class="chart:bar">
            <chart:data-point chart:repeated="3"/>
          </chart:series>
          <chart:series chart:style-name="ch13" chart:values-cell-range-address="Hoja1.B36:Hoja1.D36" chart:label-cell-address="Hoja1.A36:Hoja1.A36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Hoja1.B35:Hoja1.D35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opcount7</text:p>
                <draw:g>
                  <svg:desc>Hoja1.A42:Hoja1.A42</svg:desc>
                </draw:g>
              </table:table-cell>
              <table:table-cell office:value-type="float" office:value="15994">
                <text:p>15994</text:p>
                <draw:g>
                  <svg:desc>Hoja1.B42:Hoja1.D42</svg:desc>
                </draw:g>
              </table:table-cell>
              <table:table-cell office:value-type="float" office:value="5577.5">
                <text:p>5577.5</text:p>
              </table:table-cell>
              <table:table-cell office:value-type="float" office:value="5544.5">
                <text:p>5544.5</text:p>
              </table:table-cell>
            </table:table-row>
            <table:table-row>
              <table:table-cell office:value-type="string">
                <text:p>popcount6</text:p>
                <draw:g>
                  <svg:desc>Hoja1.A41:Hoja1.A41</svg:desc>
                </draw:g>
              </table:table-cell>
              <table:table-cell office:value-type="float" office:value="22119.5">
                <text:p>22119.5</text:p>
                <draw:g>
                  <svg:desc>Hoja1.B41:Hoja1.D41</svg:desc>
                </draw:g>
              </table:table-cell>
              <table:table-cell office:value-type="float" office:value="6291">
                <text:p>6291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popcount5</text:p>
                <draw:g>
                  <svg:desc>Hoja1.A40:Hoja1.A40</svg:desc>
                </draw:g>
              </table:table-cell>
              <table:table-cell office:value-type="float" office:value="7736.5">
                <text:p>7736.5</text:p>
                <draw:g>
                  <svg:desc>Hoja1.B40:Hoja1.D40</svg:desc>
                </draw:g>
              </table:table-cell>
              <table:table-cell office:value-type="float" office:value="4468">
                <text:p>4468</text:p>
              </table:table-cell>
              <table:table-cell office:value-type="float" office:value="4440.5">
                <text:p>4440.5</text:p>
              </table:table-cell>
            </table:table-row>
            <table:table-row>
              <table:table-cell office:value-type="string">
                <text:p>popcount4</text:p>
                <draw:g>
                  <svg:desc>Hoja1.A39:Hoja1.A39</svg:desc>
                </draw:g>
              </table:table-cell>
              <table:table-cell office:value-type="float" office:value="111900">
                <text:p>111900</text:p>
                <draw:g>
                  <svg:desc>Hoja1.B39:Hoja1.D39</svg:desc>
                </draw:g>
              </table:table-cell>
              <table:table-cell office:value-type="float" office:value="23760.5">
                <text:p>23760.5</text:p>
              </table:table-cell>
              <table:table-cell office:value-type="float" office:value="24672">
                <text:p>24672</text:p>
              </table:table-cell>
            </table:table-row>
            <table:table-row>
              <table:table-cell office:value-type="string">
                <text:p>popcount3</text:p>
                <draw:g>
                  <svg:desc>Hoja1.A38:Hoja1.A38</svg:desc>
                </draw:g>
              </table:table-cell>
              <table:table-cell office:value-type="float" office:value="50982.5">
                <text:p>50982.5</text:p>
                <draw:g>
                  <svg:desc>Hoja1.B38:Hoja1.D38</svg:desc>
                </draw:g>
              </table:table-cell>
              <table:table-cell office:value-type="float" office:value="31371.5">
                <text:p>31371.5</text:p>
              </table:table-cell>
              <table:table-cell office:value-type="float" office:value="45610.5">
                <text:p>45610.5</text:p>
              </table:table-cell>
            </table:table-row>
            <table:table-row>
              <table:table-cell office:value-type="string">
                <text:p>popcount2</text:p>
                <draw:g>
                  <svg:desc>Hoja1.A37:Hoja1.A37</svg:desc>
                </draw:g>
              </table:table-cell>
              <table:table-cell office:value-type="float" office:value="8797">
                <text:p>8797</text:p>
                <draw:g>
                  <svg:desc>Hoja1.B37:Hoja1.D37</svg:desc>
                </draw:g>
              </table:table-cell>
              <table:table-cell office:value-type="float" office:value="3002.5">
                <text:p>3002.5</text:p>
              </table:table-cell>
              <table:table-cell office:value-type="float" office:value="2457.5">
                <text:p>2457.5</text:p>
              </table:table-cell>
            </table:table-row>
            <table:table-row>
              <table:table-cell office:value-type="string">
                <text:p>popcount1 </text:p>
                <draw:g>
                  <svg:desc>Hoja1.A36:Hoja1.A36</svg:desc>
                </draw:g>
              </table:table-cell>
              <table:table-cell office:value-type="float" office:value="8980.5">
                <text:p>8980.5</text:p>
                <draw:g>
                  <svg:desc>Hoja1.B36:Hoja1.D36</svg:desc>
                </draw:g>
              </table:table-cell>
              <table:table-cell office:value-type="float" office:value="3317">
                <text:p>3317</text:p>
              </table:table-cell>
              <table:table-cell office:value-type="float" office:value="2502">
                <text:p>2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272cm" svg:height="6.22cm" xlink:href=".." xlink:type="simple" chart:class="chart:bar" chart:row-mapping="3 2 1 0" chart:style-name="ch1">
        <chart:legend chart:legend-position="end" svg:x="7.929cm" svg:y="2.064cm" style:legend-expansion="high" chart:style-name="ch2"/>
        <chart:plot-area chart:style-name="ch3" table:cell-range-address="Hoja1.A35:Hoja1.D35 Hoja1.A39:Hoja1.D42" chart:data-source-has-labels="both" svg:x="0.655cm" svg:y="0.507cm" svg:width="6.864cm" svg:height="5.1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17cm" svg:y="0.51cm" svg:width="3.988cm" svg:height="4.51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5:Hoja1.D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B42:Hoja1.D42" chart:label-cell-address="Hoja1.A42:Hoja1.A42" chart:class="chart:bar">
            <chart:data-point chart:repeated="3"/>
          </chart:series>
          <chart:series chart:style-name="ch8" chart:values-cell-range-address="Hoja1.B41:Hoja1.D41" chart:label-cell-address="Hoja1.A41:Hoja1.A41" chart:class="chart:bar">
            <chart:data-point chart:repeated="3"/>
          </chart:series>
          <chart:series chart:style-name="ch9" chart:values-cell-range-address="Hoja1.B40:Hoja1.D40" chart:label-cell-address="Hoja1.A40:Hoja1.A40" chart:class="chart:bar">
            <chart:data-point chart:repeated="3"/>
          </chart:series>
          <chart:series chart:style-name="ch10" chart:values-cell-range-address="Hoja1.B39:Hoja1.D39" chart:label-cell-address="Hoja1.A39:Hoja1.A3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Hoja1.B35:Hoja1.D35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opcount7</text:p>
                <draw:g>
                  <svg:desc>Hoja1.A42:Hoja1.A42</svg:desc>
                </draw:g>
              </table:table-cell>
              <table:table-cell office:value-type="float" office:value="15994">
                <text:p>15994</text:p>
                <draw:g>
                  <svg:desc>Hoja1.B42:Hoja1.D42</svg:desc>
                </draw:g>
              </table:table-cell>
              <table:table-cell office:value-type="float" office:value="5577.5">
                <text:p>5577.5</text:p>
              </table:table-cell>
              <table:table-cell office:value-type="float" office:value="5544.5">
                <text:p>5544.5</text:p>
              </table:table-cell>
            </table:table-row>
            <table:table-row>
              <table:table-cell office:value-type="string">
                <text:p>popcount6</text:p>
                <draw:g>
                  <svg:desc>Hoja1.A41:Hoja1.A41</svg:desc>
                </draw:g>
              </table:table-cell>
              <table:table-cell office:value-type="float" office:value="22119.5">
                <text:p>22119.5</text:p>
                <draw:g>
                  <svg:desc>Hoja1.B41:Hoja1.D41</svg:desc>
                </draw:g>
              </table:table-cell>
              <table:table-cell office:value-type="float" office:value="6291">
                <text:p>6291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popcount5</text:p>
                <draw:g>
                  <svg:desc>Hoja1.A40:Hoja1.A40</svg:desc>
                </draw:g>
              </table:table-cell>
              <table:table-cell office:value-type="float" office:value="7736.5">
                <text:p>7736.5</text:p>
                <draw:g>
                  <svg:desc>Hoja1.B40:Hoja1.D40</svg:desc>
                </draw:g>
              </table:table-cell>
              <table:table-cell office:value-type="float" office:value="4468">
                <text:p>4468</text:p>
              </table:table-cell>
              <table:table-cell office:value-type="float" office:value="4440.5">
                <text:p>4440.5</text:p>
              </table:table-cell>
            </table:table-row>
            <table:table-row>
              <table:table-cell office:value-type="string">
                <text:p>popcount4</text:p>
                <draw:g>
                  <svg:desc>Hoja1.A39:Hoja1.A39</svg:desc>
                </draw:g>
              </table:table-cell>
              <table:table-cell office:value-type="float" office:value="111900">
                <text:p>111900</text:p>
                <draw:g>
                  <svg:desc>Hoja1.B39:Hoja1.D39</svg:desc>
                </draw:g>
              </table:table-cell>
              <table:table-cell office:value-type="float" office:value="23760.5">
                <text:p>23760.5</text:p>
              </table:table-cell>
              <table:table-cell office:value-type="float" office:value="24672">
                <text:p>24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